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mand" svg:font-family="Command"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list-style-name="LFO2" style:family="paragraph"/>
    <style:style style:name="T13" style:parent-style-name="DefaultParagraphFont" style:family="text">
      <style:text-properties fo:font-weight="bold" style:font-weight-asian="bold" style:font-weight-complex="bold"/>
    </style:style>
    <style:style style:name="P14" style:parent-style-name="Normal" style:list-style-name="LFO2" style:family="paragraph"/>
    <style:style style:name="T15" style:parent-style-name="DefaultParagraphFont" style:family="text">
      <style:text-properties fo:font-weight="bold" style:font-weight-asian="bold" style:font-weight-complex="bold"/>
    </style:style>
    <style:style style:name="P16" style:parent-style-name="Normal" style:list-style-name="LFO2" style:family="paragraph"/>
    <style:style style:name="T17" style:parent-style-name="DefaultParagraphFont" style:family="text">
      <style:text-properties fo:font-weight="bold" style:font-weight-asian="bold" style:font-weight-complex="bold"/>
    </style:style>
    <style:style style:name="P18" style:parent-style-name="Normal" style:family="paragraph">
      <style:text-properties style:font-name="Command" fo:font-style="italic" style:font-style-asian="italic" style:font-style-complex="italic"/>
    </style:style>
    <style:style style:name="P19" style:parent-style-name="Normal" style:family="paragraph">
      <style:text-properties style:font-name="Command" fo:font-style="italic" style:font-style-asian="italic" style:font-style-complex="italic"/>
    </style:style>
    <style:style style:name="P20" style:parent-style-name="Normal" style:family="paragraph">
      <style:text-properties style:font-name="Command" fo:font-style="italic" style:font-style-asian="italic" style:font-style-complex="italic"/>
    </style:style>
    <style:style style:name="P21" style:parent-style-name="Normal" style:family="paragraph">
      <style:text-properties fo:font-weight="bold" style:font-weight-asian="bold" style:font-weight-complex="bold"/>
    </style:style>
    <style:style style:name="P22" style:parent-style-name="Normal" style:list-style-name="LFO3" style:family="paragraph"/>
    <style:style style:name="P23" style:parent-style-name="Normal" style:family="paragraph">
      <style:text-properties fo:font-weight="bold" style:font-weight-asian="bold" style:font-weight-complex="bold"/>
    </style:style>
    <style:style style:name="P24" style:parent-style-name="Normal" style:list-style-name="LFO4" style:family="paragraph"/>
    <style:style style:name="T25" style:parent-style-name="DefaultParagraphFont" style:family="text">
      <style:text-properties fo:font-weight="bold" style:font-weight-asian="bold" style:font-weight-complex="bold"/>
    </style:style>
    <style:style style:name="P26" style:parent-style-name="Normal" style:list-style-name="LFO4" style:family="paragraph"/>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list-style-name="LFO4" style:family="paragraph"/>
    <style:style style:name="T30" style:parent-style-name="DefaultParagraphFont" style:family="text">
      <style:text-properties fo:font-weight="bold" style:font-weight-asian="bold" style:font-weight-complex="bold"/>
    </style:style>
    <style:style style:name="P31" style:parent-style-name="Normal" style:list-style-name="LFO4" style:family="paragraph"/>
    <style:style style:name="T32" style:parent-style-name="DefaultParagraphFont" style:family="text">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list-style-name="LFO5" style:family="paragraph"/>
    <style:style style:name="P36" style:parent-style-name="Normal" style:list-style-name="LFO5" style:family="paragraph"/>
    <style:style style:name="P37" style:parent-style-name="Normal" style:list-style-name="LFO5" style:family="paragraph"/>
    <style:style style:name="P38" style:parent-style-name="Normal" style:list-style-name="LFO5" style:family="paragraph"/>
    <style:style style:name="P39" style:parent-style-name="Normal" style:list-style-name="LFO5" style:family="paragraph"/>
    <style:style style:name="T40" style:parent-style-name="DefaultParagraphFont" style:family="text">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list-style-name="LFO6" style:family="paragraph"/>
    <style:style style:name="T45" style:parent-style-name="DefaultParagraphFont" style:family="text">
      <style:text-properties fo:font-weight="bold" style:font-weight-asian="bold" style:font-weight-complex="bold"/>
    </style:style>
    <style:style style:name="P46" style:parent-style-name="Normal" style:list-style-name="LFO6" style:family="paragraph"/>
    <style:style style:name="T47" style:parent-style-name="DefaultParagraphFont" style:family="text">
      <style:text-properties fo:font-weight="bold" style:font-weight-asian="bold" style:font-weight-complex="bold"/>
    </style:style>
    <style:style style:name="P48" style:parent-style-name="Normal" style:list-style-name="LFO6" style:family="paragraph"/>
    <style:style style:name="T49" style:parent-style-name="DefaultParagraphFont" style:family="text">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list-style-name="LFO7" style:family="paragraph"/>
    <style:style style:name="T52" style:parent-style-name="DefaultParagraphFont" style:family="text">
      <style:text-properties fo:font-weight="bold" style:font-weight-asian="bold" style:font-weight-complex="bold"/>
    </style:style>
    <style:style style:name="P53" style:parent-style-name="Normal" style:list-style-name="LFO7" style:family="paragraph"/>
    <style:style style:name="T54" style:parent-style-name="DefaultParagraphFont" style:family="text">
      <style:text-properties fo:font-weight="bold" style:font-weight-asian="bold" style:font-weight-complex="bold"/>
    </style:style>
    <style:style style:name="P55" style:parent-style-name="Normal" style:list-style-name="LFO7" style:family="paragraph"/>
    <style:style style:name="T56" style:parent-style-name="DefaultParagraphFont" style:family="text">
      <style:text-properties fo:font-weight="bold" style:font-weight-asian="bold" style:font-weight-complex="bold"/>
    </style:style>
    <style:style style:name="P57" style:parent-style-name="Normal" style:list-style-name="LFO7" style:family="paragraph"/>
    <style:style style:name="T58" style:parent-style-name="DefaultParagraphFont" style:family="text">
      <style:text-properties fo:font-weight="bold" style:font-weight-asian="bold" style:font-weight-complex="bold"/>
    </style:style>
  </office:automatic-styles>
  <office:body>
    <office:text text:use-soft-page-breaks="true">
      <text:p text:style-name="P1">Hand Gesture Recognition App Documentation</text:p>
      <text:p text:style-name="P2">Overview</text:p>
      <text:p text:style-name="Normal">The Hand Gesture Recognition app enables real-time recognition of hand gestures using a webcam. The app leverages the<text:s/><text:span text:style-name="T3">Mediapipe</text:span><text:s/>library for detecting hand landmarks and<text:s/><text:span text:style-name="T4">OpenCV</text:span><text:s/>for video processing. Built with Python, it allows users to track hand gestures by recognizing key points on the hand.</text:p>
      <text:p text:style-name="P5">Purpose</text:p>
      <text:p text:style-name="Normal">This app can be used for various purposes, including:</text:p>
      <text:list text:style-name="LFO1" text:continue-numbering="true">
        <text:list-item>
          <text:p text:style-name="P6">Gesture-based controls</text:p>
        </text:list-item>
        <text:list-item>
          <text:p text:style-name="P7">Virtual assistant interactions</text:p>
        </text:list-item>
        <text:list-item>
          <text:p text:style-name="P8">Educational tools for sign language recognition</text:p>
        </text:list-item>
        <text:list-item>
          <text:p text:style-name="P9">Custom gesture-based applications</text:p>
        </text:list-item>
      </text:list>
      <text:p text:style-name="P10">Requirements</text:p>
      <text:p text:style-name="P11">Software Requirements</text:p>
      <text:list text:style-name="LFO2" text:continue-numbering="true">
        <text:list-item>
          <text:p text:style-name="P12"><text:span text:style-name="T13">Python 3.x</text:span><text:s/>or above</text:p>
        </text:list-item>
        <text:list-item>
          <text:p text:style-name="P14"><text:span text:style-name="T15">OpenCV</text:span>: For real-time computer vision and video processing.</text:p>
        </text:list-item>
        <text:list-item>
          <text:p text:style-name="P16"><text:span text:style-name="T17">Mediapipe</text:span>: For detecting hand landmarks and processing gestures.</text:p>
        </text:list-item>
      </text:list>
      <text:p text:style-name="Normal">These dependencies can be installed via pip as follows:</text:p>
      <text:p text:style-name="P18">bash</text:p>
      <text:p text:style-name="P19">CopyEdit</text:p>
      <text:p text:style-name="P20">pip install opencv-python mediapipe</text:p>
      <text:p text:style-name="P21">Hardware Requirements</text:p>
      <text:list text:style-name="LFO3" text:continue-numbering="true">
        <text:list-item>
          <text:p text:style-name="P22">A computer with a webcam (or external camera) for real-time hand tracking.</text:p>
        </text:list-item>
      </text:list>
      <text:p text:style-name="P23">How the App Works</text:p>
      <text:list text:style-name="LFO4" text:continue-numbering="true">
        <text:list-item>
          <text:p text:style-name="P24"><text:span text:style-name="T25">Webcam Capture</text:span>: The app captures a live feed from your webcam.</text:p>
        </text:list-item>
        <text:list-item>
          <text:p text:style-name="P26"><text:span text:style-name="T27">Hand Landmark Detection</text:span>: Using<text:s/><text:span text:style-name="T28">Mediapipe</text:span>, the app detects 21 hand landmarks per frame.</text:p>
        </text:list-item>
        <text:list-item>
          <text:p text:style-name="P29"><text:span text:style-name="T30">Gesture Recognition</text:span>: By analyzing the relative positions of the hand landmarks, the app recognizes specific gestures, such as a "thumbs up" or "peace sign."</text:p>
        </text:list-item>
        <text:list-item>
          <text:p text:style-name="P31"><text:span text:style-name="T32">Real-Time Feedback</text:span>: The app provides visual feedback by overlaying hand landmarks and connections on the live video feed.</text:p>
        </text:list-item>
      </text:list>
      <text:p text:style-name="P33">Execution</text:p>
      <text:p text:style-name="Normal">An .exe file for the Hand Gesture Recognition app was created and successfully executed. The application runs as a standalone executable, eliminating the need for Python or additional libraries to be installed on the user's system. When executed, the app opens the webcam feed and begins processing hand gestures in real time.</text:p>
      <text:p text:style-name="P34">Running the Executable</text:p>
      <text:list text:style-name="LFO5" text:continue-numbering="true">
        <text:list-item>
          <text:p text:style-name="P35">Download the hand_gesture_recognition.exe file.</text:p>
        </text:list-item>
        <text:list-item>
          <text:p text:style-name="P36">Double-click on the .exe file to launch the app.</text:p>
        </text:list-item>
        <text:list-item>
          <text:p text:style-name="P37">The webcam will open, and the app will begin detecting and visualizing hand landmarks.</text:p>
        </text:list-item>
        <text:list-item>
          <text:p text:style-name="P38">The app will display a live video feed with hand landmarks overlaid. You can use gestures in front of the camera to test its functionality.</text:p>
        </text:list-item>
        <text:list-item>
          <text:p text:style-name="P39">To close the application, simply press<text:s/><text:span text:style-name="T40">'q'</text:span><text:s/>or close the window.</text:p>
        </text:list-item>
      </text:list>
      <text:p text:style-name="P41">Windows Threat Warning</text:p>
      <text:p text:style-name="Normal">When executing the .exe file, Windows may display a warning message indicating that the file could be a potential security threat. This is a common behavior for newly created executables, especially if they haven’t been digitally signed or have been built locally.<text:s/><text:span text:style-name="T42">You can safely ignore this warning</text:span><text:s/>and proceed by selecting the option to run the app, as it does not pose any risk to your system.</text:p>
      <text:p text:style-name="P43">Troubleshooting</text:p>
      <text:list text:style-name="LFO6" text:continue-numbering="true">
        <text:list-item>
          <text:p text:style-name="P44"><text:span text:style-name="T45">No Webcam Detected</text:span>: Ensure that the webcam is connected and recognized by your computer. Try using a different USB port or an external camera.</text:p>
        </text:list-item>
        <text:list-item>
          <text:p text:style-name="P46"><text:span text:style-name="T47">Blurry or Laggy Feed</text:span>: Try adjusting the camera resolution or lighting. Ensure the camera is focused on the hand during gestures.</text:p>
        </text:list-item>
        <text:list-item>
          <text:p text:style-name="P48"><text:span text:style-name="T49">Performance Issues</text:span>: If you notice performance drops, consider closing other applications that may be consuming resources or running the app on a higher-performance system.</text:p>
        </text:list-item>
      </text:list>
      <text:p text:style-name="P50">Enhancements</text:p>
      <text:p text:style-name="Normal">The app can be further improved with the following features:</text:p>
      <text:soft-page-break/>
      <text:list text:style-name="LFO7" text:continue-numbering="true">
        <text:list-item>
          <text:p text:style-name="P51"><text:span text:style-name="T52">Multi-hand Tracking</text:span>: The app currently supports detecting one hand at a time. Implementing multi-hand tracking could enable recognition of gestures from both hands simultaneously.</text:p>
        </text:list-item>
        <text:list-item>
          <text:p text:style-name="P53"><text:span text:style-name="T54">Custom Gesture Recognition</text:span>: Additional logic can be added to recognize more complex gestures.</text:p>
        </text:list-item>
        <text:list-item>
          <text:p text:style-name="P55"><text:span text:style-name="T56">Voice Feedback</text:span>: Integrate voice commands or feedback to create a more interactive experience.</text:p>
        </text:list-item>
        <text:list-item>
          <text:p text:style-name="P57"><text:span text:style-name="T58">Mobile Compatibility</text:span>: The app could be adapted for use on mobile devices to support mobile-based hand gesture recognitio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mand" svg:font-family="Command"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ilpa g</meta:initial-creator>
    <dc:creator>shilpa g</dc:creator>
    <meta:creation-date>2025-03-26T18:39:00Z</meta:creation-date>
    <dc:date>2025-03-26T18:40:00Z</dc:date>
    <meta:template xlink:href="Normal" xlink:type="simple"/>
    <meta:editing-cycles>1</meta:editing-cycles>
    <meta:editing-duration>PT60S</meta:editing-duration>
    <meta:user-defined meta:name="GrammarlyDocumentId">d09db580-6241-4ca2-88bb-efcb3300f81b</meta:user-defined>
    <meta:document-statistic meta:page-count="3" meta:paragraph-count="51" meta:word-count="539" meta:character-count="3518" meta:row-count="70" meta:non-whitespace-character-count="3030"/>
  </office:meta>
</office:document-meta>
</file>